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ignature">
      <style:text-properties officeooo:paragraph-rsid="000b5d25"/>
    </style:style>
    <style:style style:name="P2" style:family="paragraph" style:parent-style-name="Signature">
      <style:paragraph-properties fo:text-align="center" style:justify-single-word="false"/>
      <style:text-properties officeooo:rsid="000b5d25" officeooo:paragraph-rsid="000b5d25"/>
    </style:style>
    <style:style style:name="T1" style:family="text">
      <style:text-properties officeooo:rsid="000b5d25"/>
    </style:style>
    <style:style style:name="T2" style:family="text">
      <style:text-properties style:font-name="Nimbus Roman No9 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e 1</text:span><text:span text:style-name="T1"><office:annotation><dc:date>2008-02-20T00:00:00</dc:date><text:p>do text</text:p><text:p>from xhtml(xhtmlInput1)</text:p></office:annotation></text:span></text:p>
      <text:p text:style-name="P2"><text:span text:style-name="T2">¤</text:span></text:p>
      <text:p text:style-name="P1"><text:span text:style-name="T1">Case 2</text:span><text:span text:style-name="T1"><office:annotation><dc:date>2008-02-20T00:00:00</dc:date><text:p>do text</text:p><text:p>from xhtml(xhtmlInput2)</text:p></office:annotation></text:span></text:p>
      <text:p text:style-name="P2"><text:span text:style-name="T2">¤</text:span></text:p>
      <text:p text:style-name="P1"><text:span text:style-name="T1">Case 3</text:span><text:span text:style-name="T1"><office:annotation><dc:date>2008-02-20T00:00:00</dc:date><text:p>do text</text:p><text:p>from xhtml(xhtmlInput3)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ignature" style:family="paragraph" style:parent-style-name="Standard" style:class="text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aetan Delannay</meta:initial-creator>
    <meta:creation-date>2007-08-06T12:09:45</meta:creation-date>
    <dc:date>2017-05-24T09:36:40.070948111</dc:date>
    <dc:language>en-US</dc:language>
    <meta:editing-cycles>18</meta:editing-cycles>
    <meta:editing-duration>PT1H55M17S</meta:editing-duration>
    <meta:document-statistic meta:table-count="0" meta:image-count="0" meta:object-count="0" meta:page-count="1" meta:paragraph-count="5" meta:word-count="8" meta:character-count="20" meta:non-whitespace-character-count="17"/>
    <meta:user-defined meta:name="Info 1"/>
    <meta:user-defined meta:name="Info 2"/>
    <meta:user-defined meta:name="Info 3"/>
    <meta:user-defined meta:name="Info 4"/>
  </office:meta>
</office:document-meta>
</file>